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3.8167in" table:align="left"/>
    </style:style>
    <style:style style:name="Table2.A" style:family="table-column">
      <style:table-column-properties style:column-width="0.8917in"/>
    </style:style>
    <style:style style:name="Table2.B" style:family="table-column">
      <style:table-column-properties style:column-width="0.6507in"/>
    </style:style>
    <style:style style:name="Table2.C" style:family="table-column">
      <style:table-column-properties style:column-width="0.7403in"/>
    </style:style>
    <style:style style:name="Table2.D" style:family="table-column">
      <style:table-column-properties style:column-width="1.534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officeooo:rsid="008d66f5" officeooo:paragraph-rsid="02c897c2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8db3de" officeooo:paragraph-rsid="02c897c2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2c897c2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46cd926" officeooo:paragraph-rsid="046cd926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4bb686b" officeooo:paragraph-rsid="04bb686b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8ddc51" officeooo:paragraph-rsid="02c897c2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8e511c" officeooo:paragraph-rsid="02c897c2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4bc3738" officeooo:paragraph-rsid="04bc3738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4bc4059" officeooo:paragraph-rsid="04bc4059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essiah" fo:font-size="16pt" officeooo:rsid="008db3de" officeooo:paragraph-rsid="02c897c2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essiah" fo:font-size="16pt" officeooo:rsid="04bb686b" officeooo:paragraph-rsid="04bb686b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essiah" fo:font-size="16pt" officeooo:rsid="0552d28a" officeooo:paragraph-rsid="0552d28a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essiah" fo:font-size="16pt" officeooo:rsid="05429ecc" officeooo:paragraph-rsid="03f2abca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essiah" fo:font-size="16pt" officeooo:rsid="03f2abca" officeooo:paragraph-rsid="03f2abca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essiah" fo:font-size="16pt" officeooo:rsid="04bc3738" officeooo:paragraph-rsid="04bc3738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essiah" fo:font-size="14pt" officeooo:rsid="008db3de" officeooo:paragraph-rsid="02c897c2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essiah" fo:font-size="14pt" officeooo:rsid="04bb686b" officeooo:paragraph-rsid="04bb686b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essiah" fo:font-size="14pt" officeooo:rsid="0552d28a" officeooo:paragraph-rsid="0552d28a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essiah" fo:font-size="14pt" officeooo:rsid="05429ecc" officeooo:paragraph-rsid="03f2abca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essiah" fo:font-size="14pt" officeooo:rsid="03f2abca" officeooo:paragraph-rsid="03f2abca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essiah" fo:font-size="14pt" officeooo:rsid="04bc3738" officeooo:paragraph-rsid="04bc3738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8d66f5" officeooo:paragraph-rsid="02c897c2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8d66f5" officeooo:paragraph-rsid="02c897c2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8db3de" officeooo:paragraph-rsid="02c897c2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paragraph-rsid="02c897c2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46cd926" officeooo:paragraph-rsid="046cd926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4bb686b" officeooo:paragraph-rsid="04bb686b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8ddc51" officeooo:paragraph-rsid="02c897c2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8e511c" officeooo:paragraph-rsid="02c897c2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4bc3738" officeooo:paragraph-rsid="04bc3738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4bc4059" officeooo:paragraph-rsid="04bc4059" style:font-size-asian="14pt" style:font-size-complex="14pt"/>
    </style:style>
    <style:style style:name="P32" style:family="paragraph" style:parent-style-name="Standard">
      <style:text-properties style:font-name="DejaVu Sans" fo:font-size="16pt" style:text-underline-style="none" officeooo:rsid="0083f1c1" officeooo:paragraph-rsid="02c897c2" style:font-size-asian="16pt" style:font-size-complex="16pt"/>
    </style:style>
    <style:style style:name="P33" style:family="paragraph" style:parent-style-name="Standard">
      <style:paragraph-properties fo:text-align="center" style:justify-single-word="false"/>
      <style:text-properties style:font-name="DejaVu Sans" fo:font-size="16pt" officeooo:rsid="01255848" officeooo:paragraph-rsid="056867ab" style:font-size-asian="16pt" style:font-size-complex="16pt"/>
    </style:style>
    <style:style style:name="P34" style:family="paragraph" style:parent-style-name="Standard">
      <style:paragraph-properties fo:text-align="center" style:justify-single-word="false"/>
      <style:text-properties style:font-name="DejaVu Sans" fo:font-size="14pt" officeooo:rsid="01255848" officeooo:paragraph-rsid="056867ab" style:font-size-asian="14pt" style:font-size-complex="14pt"/>
    </style:style>
    <style:style style:name="P35" style:family="paragraph" style:parent-style-name="Text_20_body" style:list-style-name="L1">
      <style:text-properties fo:background-color="transparent"/>
    </style:style>
    <style:style style:name="P36" style:family="paragraph" style:parent-style-name="Text_20_body" style:list-style-name="L2">
      <style:text-properties fo:background-color="transparent"/>
    </style:style>
    <style:style style:name="P37" style:family="paragraph" style:parent-style-name="Text_20_body" style:list-style-name="L3">
      <style:text-properties fo:background-color="transparent"/>
    </style:style>
    <style:style style:name="P38" style:family="paragraph" style:parent-style-name="Text_20_body" style:list-style-name="L4">
      <style:text-properties fo:background-color="transparent"/>
    </style:style>
    <style:style style:name="P39" style:family="paragraph" style:parent-style-name="Text_20_body" style:list-style-name="L5">
      <style:text-properties fo:background-color="transparent"/>
    </style:style>
    <style:style style:name="P40" style:family="paragraph" style:parent-style-name="Text_20_body" style:list-style-name="L1">
      <style:paragraph-properties fo:margin-top="0in" fo:margin-bottom="0in" loext:contextual-spacing="false"/>
      <style:text-properties fo:background-color="transparent"/>
    </style:style>
    <style:style style:name="P41" style:family="paragraph" style:parent-style-name="Text_20_body" style:list-style-name="L2">
      <style:paragraph-properties fo:margin-top="0in" fo:margin-bottom="0in" loext:contextual-spacing="false"/>
      <style:text-properties fo:background-color="transparent"/>
    </style:style>
    <style:style style:name="P42" style:family="paragraph" style:parent-style-name="Text_20_body" style:list-style-name="L3">
      <style:paragraph-properties fo:margin-top="0in" fo:margin-bottom="0in" loext:contextual-spacing="false"/>
      <style:text-properties fo:background-color="transparent"/>
    </style:style>
    <style:style style:name="P43" style:family="paragraph" style:parent-style-name="Text_20_body" style:list-style-name="L4">
      <style:paragraph-properties fo:margin-top="0in" fo:margin-bottom="0in" loext:contextual-spacing="false"/>
      <style:text-properties fo:background-color="transparent"/>
    </style:style>
    <style:style style:name="P44" style:family="paragraph" style:parent-style-name="Text_20_body" style:list-style-name="L5">
      <style:paragraph-properties fo:margin-top="0in" fo:margin-bottom="0in" loext:contextual-spacing="false"/>
      <style:text-properties fo:background-color="transparent"/>
    </style:style>
    <style:style style:name="P45" style:family="paragraph" style:parent-style-name="Heading_20_3">
      <style:text-properties fo:background-color="transparent"/>
    </style:style>
    <style:style style:name="T1" style:family="text">
      <style:text-properties officeooo:rsid="022d4e7a"/>
    </style:style>
    <style:style style:name="T2" style:family="text">
      <style:text-properties officeooo:rsid="01750d8f"/>
    </style:style>
    <style:style style:name="T3" style:family="text">
      <style:text-properties officeooo:rsid="05429ecc"/>
    </style:style>
    <style:style style:name="T4" style:family="text">
      <style:text-properties officeooo:rsid="029174a9"/>
    </style:style>
    <style:style style:name="T5" style:family="text">
      <style:text-properties officeooo:rsid="04bc3738"/>
    </style:style>
    <style:style style:name="T6" style:family="text">
      <style:text-properties officeooo:rsid="013520c4"/>
    </style:style>
    <style:style style:name="T7" style:family="text">
      <style:text-properties officeooo:rsid="046cd926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2">Number</text:p>
          </table:table-cell>
          <table:table-cell table:style-name="Table2.A1" office:value-type="string">
            <text:p text:style-name="P22">Person</text:p>
          </table:table-cell>
          <table:table-cell table:style-name="Table2.A1" office:value-type="string">
            <text:p text:style-name="P22">Subject</text:p>
          </table:table-cell>
          <table:table-cell table:style-name="Table2.D1" office:value-type="string">
            <text:p text:style-name="P22">English</text:p>
          </table:table-cell>
        </table:table-row>
        <table:table-row>
          <table:table-cell table:style-name="Table2.A2" office:value-type="string">
            <text:p text:style-name="P23">Singular</text:p>
          </table:table-cell>
          <table:table-cell table:style-name="Table2.A2" office:value-type="string">
            <text:p text:style-name="P23">1st</text:p>
          </table:table-cell>
          <table:table-cell table:style-name="Table2.A2" office:value-type="string">
            <text:p text:style-name="P34">(none)</text:p>
          </table:table-cell>
          <table:table-cell table:style-name="Table2.D2" office:value-type="string">
            <text:p text:style-name="P24">I<text:span text:style-name="T2">, me</text:span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3">2nd</text:p>
          </table:table-cell>
          <table:table-cell table:style-name="Table2.A2" office:value-type="string">
            <text:p text:style-name="P16"><text:span text:style-name="T3">t</text:span>on</text:p>
          </table:table-cell>
          <table:table-cell table:style-name="Table2.D2" office:value-type="string">
            <text:p text:style-name="P24">you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3">3rd</text:p>
          </table:table-cell>
          <table:table-cell table:style-name="Table2.A2" office:value-type="string">
            <text:p text:style-name="P16">son<text:span text:style-name="T4">u</text:span></text:p>
          </table:table-cell>
          <table:table-cell table:style-name="Table2.D2" office:value-type="string">
            <text:p text:style-name="P26">he, she, it<text:span text:style-name="T5">, this</text:span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7">3rd</text:p>
          </table:table-cell>
          <table:table-cell table:style-name="Table2.A2" office:value-type="string">
            <text:p text:style-name="P17">sonA</text:p>
          </table:table-cell>
          <table:table-cell table:style-name="Table2.D2" office:value-type="string">
            <text:p text:style-name="P27">that</text:p>
          </table:table-cell>
        </table:table-row>
        <table:table-row>
          <table:table-cell table:style-name="Table2.A2" office:value-type="string">
            <text:p text:style-name="P23">Plural</text:p>
          </table:table-cell>
          <table:table-cell table:style-name="Table2.A2" office:value-type="string">
            <text:p text:style-name="P23">1st</text:p>
          </table:table-cell>
          <table:table-cell table:style-name="Table2.A2" office:value-type="string">
            <text:p text:style-name="P18">suu</text:p>
          </table:table-cell>
          <table:table-cell table:style-name="Table2.D2" office:value-type="string">
            <text:p text:style-name="P24">we<text:span text:style-name="T2">, us</text:span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3">2nd</text:p>
          </table:table-cell>
          <table:table-cell table:style-name="Table2.A2" office:value-type="string">
            <text:p text:style-name="P19">tan</text:p>
          </table:table-cell>
          <table:table-cell table:style-name="Table2.D2" office:value-type="string">
            <text:p text:style-name="P28">you <text:span text:style-name="T6">all</text:span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3">3rd</text:p>
          </table:table-cell>
          <table:table-cell table:style-name="Table2.A2" office:value-type="string">
            <text:p text:style-name="P20">suunu</text:p>
          </table:table-cell>
          <table:table-cell table:style-name="Table2.D2" office:value-type="string">
            <text:p text:style-name="P29">they<text:span text:style-name="T7">, these</text:span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30">3rd</text:p>
          </table:table-cell>
          <table:table-cell table:style-name="Table2.A2" office:value-type="string">
            <text:p text:style-name="P21">suunA</text:p>
          </table:table-cell>
          <table:table-cell table:style-name="Table2.D2" office:value-type="string">
            <text:p text:style-name="P31">those</text:p>
          </table:table-cell>
        </table:table-row>
      </table:table>
      <text:p text:style-name="Standard"/>
      <text:h text:style-name="P45" text:outline-level="3"><text:bookmark text:name="Nouns"/>Nouns</text:h>
      <text:list xml:id="list798886851842548543" text:style-name="L1">
        <text:list-item>
          <text:p text:style-name="P40">time </text:p>
        </text:list-item>
        <text:list-item>
          <text:p text:style-name="P40">person </text:p>
        </text:list-item>
        <text:list-item>
          <text:p text:style-name="P40">year </text:p>
        </text:list-item>
        <text:list-item>
          <text:p text:style-name="P40">way </text:p>
        </text:list-item>
        <text:list-item>
          <text:p text:style-name="P40">day </text:p>
        </text:list-item>
        <text:list-item>
          <text:p text:style-name="P40">thing </text:p>
        </text:list-item>
        <text:list-item>
          <text:p text:style-name="P40">man </text:p>
        </text:list-item>
        <text:list-item>
          <text:p text:style-name="P40">world </text:p>
        </text:list-item>
        <text:list-item>
          <text:p text:style-name="P40">life </text:p>
        </text:list-item>
        <text:list-item>
          <text:p text:style-name="P40">hand </text:p>
        </text:list-item>
        <text:list-item>
          <text:p text:style-name="P40">part </text:p>
        </text:list-item>
        <text:list-item>
          <text:p text:style-name="P40">child </text:p>
        </text:list-item>
        <text:list-item>
          <text:p text:style-name="P40">eye </text:p>
        </text:list-item>
        <text:list-item>
          <text:p text:style-name="P40">woman </text:p>
        </text:list-item>
        <text:list-item>
          <text:p text:style-name="P40">place </text:p>
        </text:list-item>
        <text:list-item>
          <text:p text:style-name="P40">work </text:p>
        </text:list-item>
        <text:list-item>
          <text:p text:style-name="P40">week </text:p>
        </text:list-item>
        <text:list-item>
          <text:p text:style-name="P40">case </text:p>
        </text:list-item>
        <text:list-item>
          <text:p text:style-name="P40">point </text:p>
        </text:list-item>
        <text:list-item>
          <text:p text:style-name="P40">government </text:p>
        </text:list-item>
        <text:list-item>
          <text:p text:style-name="P40">company </text:p>
        </text:list-item>
        <text:list-item>
          <text:p text:style-name="P40">number </text:p>
        </text:list-item>
        <text:list-item>
          <text:p text:style-name="P40"><text:soft-page-break/>group </text:p>
        </text:list-item>
        <text:list-item>
          <text:p text:style-name="P40">problem </text:p>
        </text:list-item>
        <text:list-item>
          <text:p text:style-name="P35">fact </text:p>
        </text:list-item>
      </text:list>
      <text:h text:style-name="P45" text:outline-level="3"><text:bookmark text:name="Verbs"/>Verbs</text:h>
      <text:list xml:id="list5314655501570568084" text:style-name="L2">
        <text:list-item>
          <text:p text:style-name="P41">be </text:p>
        </text:list-item>
        <text:list-item>
          <text:p text:style-name="P41">have </text:p>
        </text:list-item>
        <text:list-item>
          <text:p text:style-name="P41">do </text:p>
        </text:list-item>
        <text:list-item>
          <text:p text:style-name="P41">say </text:p>
        </text:list-item>
        <text:list-item>
          <text:p text:style-name="P41">get </text:p>
        </text:list-item>
        <text:list-item>
          <text:p text:style-name="P41">make </text:p>
        </text:list-item>
        <text:list-item>
          <text:p text:style-name="P41">go </text:p>
        </text:list-item>
        <text:list-item>
          <text:p text:style-name="P41">know </text:p>
        </text:list-item>
        <text:list-item>
          <text:p text:style-name="P41">take </text:p>
        </text:list-item>
        <text:list-item>
          <text:p text:style-name="P41">see </text:p>
        </text:list-item>
        <text:list-item>
          <text:p text:style-name="P41">come </text:p>
        </text:list-item>
        <text:list-item>
          <text:p text:style-name="P41">think </text:p>
        </text:list-item>
        <text:list-item>
          <text:p text:style-name="P41">look </text:p>
        </text:list-item>
        <text:list-item>
          <text:p text:style-name="P41">want </text:p>
        </text:list-item>
        <text:list-item>
          <text:p text:style-name="P41">give </text:p>
        </text:list-item>
        <text:list-item>
          <text:p text:style-name="P41">use </text:p>
        </text:list-item>
        <text:list-item>
          <text:p text:style-name="P41">find </text:p>
        </text:list-item>
        <text:list-item>
          <text:p text:style-name="P41">tell </text:p>
        </text:list-item>
        <text:list-item>
          <text:p text:style-name="P41">ask </text:p>
        </text:list-item>
        <text:list-item>
          <text:p text:style-name="P41">work </text:p>
        </text:list-item>
        <text:list-item>
          <text:p text:style-name="P41">seem </text:p>
        </text:list-item>
        <text:list-item>
          <text:p text:style-name="P41">feel </text:p>
        </text:list-item>
        <text:list-item>
          <text:p text:style-name="P41">try </text:p>
        </text:list-item>
        <text:list-item>
          <text:p text:style-name="P41">leave </text:p>
        </text:list-item>
        <text:list-item>
          <text:p text:style-name="P36">call </text:p>
        </text:list-item>
      </text:list>
      <text:h text:style-name="P45" text:outline-level="3"><text:bookmark text:name="Adjectives"/>Adjectives</text:h>
      <text:list xml:id="list6011840797997399062" text:style-name="L3">
        <text:list-item>
          <text:p text:style-name="P42">good </text:p>
        </text:list-item>
        <text:list-item>
          <text:p text:style-name="P42">new </text:p>
        </text:list-item>
        <text:list-item>
          <text:p text:style-name="P42">first </text:p>
        </text:list-item>
        <text:list-item>
          <text:p text:style-name="P42">last </text:p>
        </text:list-item>
        <text:list-item>
          <text:p text:style-name="P42">long </text:p>
        </text:list-item>
        <text:list-item>
          <text:p text:style-name="P42"><text:soft-page-break/>great </text:p>
        </text:list-item>
        <text:list-item>
          <text:p text:style-name="P42">little </text:p>
        </text:list-item>
        <text:list-item>
          <text:p text:style-name="P42">own </text:p>
        </text:list-item>
        <text:list-item>
          <text:p text:style-name="P42">other </text:p>
        </text:list-item>
        <text:list-item>
          <text:p text:style-name="P42">old </text:p>
        </text:list-item>
        <text:list-item>
          <text:p text:style-name="P42">right </text:p>
        </text:list-item>
        <text:list-item>
          <text:p text:style-name="P42">big </text:p>
        </text:list-item>
        <text:list-item>
          <text:p text:style-name="P42">high </text:p>
        </text:list-item>
        <text:list-item>
          <text:p text:style-name="P42">different </text:p>
        </text:list-item>
        <text:list-item>
          <text:p text:style-name="P42">small </text:p>
        </text:list-item>
        <text:list-item>
          <text:p text:style-name="P42">large </text:p>
        </text:list-item>
        <text:list-item>
          <text:p text:style-name="P42">next </text:p>
        </text:list-item>
        <text:list-item>
          <text:p text:style-name="P42">early </text:p>
        </text:list-item>
        <text:list-item>
          <text:p text:style-name="P42">young </text:p>
        </text:list-item>
        <text:list-item>
          <text:p text:style-name="P42">important </text:p>
        </text:list-item>
        <text:list-item>
          <text:p text:style-name="P42">few </text:p>
        </text:list-item>
        <text:list-item>
          <text:p text:style-name="P42">public </text:p>
        </text:list-item>
        <text:list-item>
          <text:p text:style-name="P42">bad </text:p>
        </text:list-item>
        <text:list-item>
          <text:p text:style-name="P42">same </text:p>
        </text:list-item>
        <text:list-item>
          <text:p text:style-name="P37">able </text:p>
        </text:list-item>
      </text:list>
      <text:h text:style-name="P45" text:outline-level="3"><text:bookmark text:name="Prepositions"/>Prepositions</text:h>
      <text:list xml:id="list6908667904684647577" text:style-name="L4">
        <text:list-item>
          <text:p text:style-name="P43">to </text:p>
        </text:list-item>
        <text:list-item>
          <text:p text:style-name="P43">of </text:p>
        </text:list-item>
        <text:list-item>
          <text:p text:style-name="P43">in </text:p>
        </text:list-item>
        <text:list-item>
          <text:p text:style-name="P43">for </text:p>
        </text:list-item>
        <text:list-item>
          <text:p text:style-name="P43">on </text:p>
        </text:list-item>
        <text:list-item>
          <text:p text:style-name="P43">with </text:p>
        </text:list-item>
        <text:list-item>
          <text:p text:style-name="P43">at </text:p>
        </text:list-item>
        <text:list-item>
          <text:p text:style-name="P43">by </text:p>
        </text:list-item>
        <text:list-item>
          <text:p text:style-name="P43">from </text:p>
        </text:list-item>
        <text:list-item>
          <text:p text:style-name="P43">up </text:p>
        </text:list-item>
        <text:list-item>
          <text:p text:style-name="P43">about </text:p>
        </text:list-item>
        <text:list-item>
          <text:p text:style-name="P43">into </text:p>
        </text:list-item>
        <text:list-item>
          <text:p text:style-name="P43">over </text:p>
        </text:list-item>
        <text:list-item>
          <text:p text:style-name="P43">after </text:p>
        </text:list-item>
        <text:list-item>
          <text:p text:style-name="P43">beneath </text:p>
        </text:list-item>
        <text:list-item>
          <text:p text:style-name="P43"><text:soft-page-break/>under </text:p>
        </text:list-item>
        <text:list-item>
          <text:p text:style-name="P38">above </text:p>
        </text:list-item>
      </text:list>
      <text:h text:style-name="P45" text:outline-level="3"><text:bookmark text:name="Others"/>Others</text:h>
      <text:list xml:id="list4086130757303460856" text:style-name="L5">
        <text:list-item>
          <text:p text:style-name="P44">the </text:p>
        </text:list-item>
        <text:list-item>
          <text:p text:style-name="P44">and </text:p>
        </text:list-item>
        <text:list-item>
          <text:p text:style-name="P44">a </text:p>
        </text:list-item>
        <text:list-item>
          <text:p text:style-name="P44">that </text:p>
        </text:list-item>
        <text:list-item>
          <text:p text:style-name="P44">I </text:p>
        </text:list-item>
        <text:list-item>
          <text:p text:style-name="P44">it </text:p>
        </text:list-item>
        <text:list-item>
          <text:p text:style-name="P44">not </text:p>
        </text:list-item>
        <text:list-item>
          <text:p text:style-name="P44">he </text:p>
        </text:list-item>
        <text:list-item>
          <text:p text:style-name="P44">as </text:p>
        </text:list-item>
        <text:list-item>
          <text:p text:style-name="P44">you </text:p>
        </text:list-item>
        <text:list-item>
          <text:p text:style-name="P44">this </text:p>
        </text:list-item>
        <text:list-item>
          <text:p text:style-name="P44">but </text:p>
        </text:list-item>
        <text:list-item>
          <text:p text:style-name="P44">his </text:p>
        </text:list-item>
        <text:list-item>
          <text:p text:style-name="P44">they </text:p>
        </text:list-item>
        <text:list-item>
          <text:p text:style-name="P44">her </text:p>
        </text:list-item>
        <text:list-item>
          <text:p text:style-name="P44">she </text:p>
        </text:list-item>
        <text:list-item>
          <text:p text:style-name="P44">or </text:p>
        </text:list-item>
        <text:list-item>
          <text:p text:style-name="P44">an </text:p>
        </text:list-item>
        <text:list-item>
          <text:p text:style-name="P44">will </text:p>
        </text:list-item>
        <text:list-item>
          <text:p text:style-name="P44">my </text:p>
        </text:list-item>
        <text:list-item>
          <text:p text:style-name="P44">one </text:p>
        </text:list-item>
        <text:list-item>
          <text:p text:style-name="P44">all </text:p>
        </text:list-item>
        <text:list-item>
          <text:p text:style-name="P44">would </text:p>
        </text:list-item>
        <text:list-item>
          <text:p text:style-name="P44">there </text:p>
        </text:list-item>
        <text:list-item>
          <text:p text:style-name="P39">their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Nimbus Roman No9 L" fo:font-family="'Nimbus Roman No9 L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Nimbus Roman No9 L" fo:font-family="'Nimbus Roman No9 L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9:59:34.990580240</meta:creation-date>
    <dc:date>2016-06-13T19:01:11.728393320</dc:date>
    <meta:editing-duration>PT6M5S</meta:editing-duration>
    <meta:editing-cycles>2</meta:editing-cycles>
    <meta:generator>LibreOffice/5.1.3.2$Linux_x86 LibreOffice_project/10m0$Build-2</meta:generator>
    <meta:document-statistic meta:table-count="1" meta:image-count="0" meta:object-count="0" meta:page-count="4" meta:paragraph-count="152" meta:word-count="276" meta:character-count="1076" meta:non-whitespace-character-count="952"/>
  </office:meta>
</office:document-meta>
</file>